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ipelineEventComponentProcessingNode.hasView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ipelineEventComponentProcessingNode.setPipelineHints( Map parameter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ipelineEventComponentProcessingNode.setViews( Map view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